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1mm"/>
    </style:style>
    <style:style style:name="co2" style:family="table-column">
      <style:table-column-properties fo:break-before="auto" style:column-width="14.09mm"/>
    </style:style>
    <style:style style:name="co3" style:family="table-column">
      <style:table-column-properties fo:break-before="auto" style:column-width="190.89mm"/>
    </style:style>
    <style:style style:name="co4" style:family="table-column">
      <style:table-column-properties fo:break-before="auto" style:column-width="50.22mm"/>
    </style:style>
    <style:style style:name="co5" style:family="table-column">
      <style:table-column-properties fo:break-before="auto" style:column-width="65.7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59mm" fo:break-before="auto" style:use-optimal-row-height="true"/>
    </style:style>
    <style:style style:name="ro5" style:family="table-row">
      <style:table-row-properties style:row-height="16.23mm" fo:break-before="auto" style:use-optimal-row-height="true"/>
    </style:style>
    <style:style style:name="ro6" style:family="table-row">
      <style:table-row-properties style:row-height="12.3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data-episodio" table:style-name="ta1">
        <table:table-column table:style-name="co1" table:default-cell-style-name="ce2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nombre</text:p>
          </table:table-cell>
          <table:table-cell table:style-name="ce3"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bp ventilodep grave post tosferina</text:p>
          </table:table-cell>
          <table:table-cell office:value-type="string" calcext:value-type="string">
            <text:p>2015-01-07 06:06:18.256+01</text:p>
          </table:table-cell>
          <table:table-cell office:value-type="string" calcext:value-type="string">
            <text:p>desaturación que requier asp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5-01-07 06:07:10.487+01</text:p>
          </table:table-cell>
          <table:table-cell office:value-type="string" calcext:value-type="string">
            <text:p>ver previo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s un periodo de estabilidad se moviliza a la paciente para colocar colchón antiescaras.</text:p>
          </table:table-cell>
          <table:table-cell office:value-type="string" calcext:value-type="string">
            <text:p>2012-05-18 16:59:58.922+02</text:p>
          </table:table-cell>
          <table:table-cell office:value-type="string" calcext:value-type="string">
            <text:p>cambio de colchón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ro higrosc en asa espirat</text:p>
          </table:table-cell>
          <table:table-cell office:value-type="string" calcext:value-type="string">
            <text:p>2012-05-24 08:59:55.633+02</text:p>
          </table:table-cell>
          <table:table-cell office:value-type="string" calcext:value-type="string">
            <text:p>SDRA obstrucción espiración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tro higroscopico en asa esp</text:p>
          </table:table-cell>
          <table:table-cell office:value-type="string" calcext:value-type="string">
            <text:p>2012-05-24 09:10:04.736+02</text:p>
          </table:table-cell>
          <table:table-cell office:value-type="string" calcext:value-type="string">
            <text:p>ostrucción esp red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DRA hipoxémico grave que tras mejoría es extubada de forma programada. Bien tolerada en 1as horas. tras ello episodio de hipoxemia grave que precisa reintubación</text:p>
          </table:table-cell>
          <table:table-cell office:value-type="string" calcext:value-type="string">
            <text:p>2012-05-30 18:41:39.218+02</text:p>
          </table:table-cell>
          <table:table-cell office:value-type="string" calcext:value-type="string">
            <text:p>Neida reintubación</text:p>
          </table:table-cell>
          <table:table-cell table:number-columns-repeated="1019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etalle de episodio de reintubación</text:p>
          </table:table-cell>
          <table:table-cell office:value-type="string" calcext:value-type="string">
            <text:p>2012-05-30 19:18:11.476+02</text:p>
          </table:table-cell>
          <table:table-cell office:value-type="string" calcext:value-type="string">
            <text:p>desaturación Neida</text:p>
          </table:table-cell>
          <table:table-cell table:number-columns-repeated="1019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escompensación progresiva con desaturación grave tras aspiración. La paciente requiere relajación.</text:p>
          </table:table-cell>
          <table:table-cell office:value-type="string" calcext:value-type="string">
            <text:p>2012-06-21 00:19:23.73+02</text:p>
          </table:table-cell>
          <table:table-cell office:value-type="string" calcext:value-type="string">
            <text:p>descompensación paciente ventilada</text:p>
          </table:table-cell>
          <table:table-cell table:number-columns-repeated="1019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pisodio de hipoventilación intub selectiva ven en modo volumétrico</text:p>
          </table:table-cell>
          <table:table-cell office:value-type="string" calcext:value-type="string">
            <text:p>2012-09-18 04:36:25.982+02</text:p>
          </table:table-cell>
          <table:table-cell table:style-name="ce5" office:value-type="float" office:value="695186" calcext:value-type="float">
            <text:p>695186</text:p>
          </table:table-cell>
          <table:table-cell table:number-columns-repeated="101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Bronquiolitis empeoramiento que precisa aspiración e instilación adrenalina con mejor</text:p>
          </table:table-cell>
          <table:table-cell office:value-type="string" calcext:value-type="string">
            <text:p>2012-11-17 13:59:54.427+01</text:p>
          </table:table-cell>
          <table:table-cell office:value-type="string" calcext:value-type="string">
            <text:p>David 695727</text:p>
          </table:table-cell>
          <table:table-cell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ACP: sibilantes y peor de entrada de aire bilateral. Se adminsitra adrenalina 0.5 mL intratraqueal y se aspira abundante mucosidad transparente. Aumento de CO2 en TOSCA. </text:p>
          </table:table-cell>
          <table:table-cell office:value-type="string" calcext:value-type="string">
            <text:p>2012-11-17 17:59:56.382+01</text:p>
          </table:table-cell>
          <table:table-cell office:value-type="string" calcext:value-type="string">
            <text:p>DAVID</text:p>
          </table:table-cell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ACP: sibilantes y peor de entrada de aire bilateral. Se adminsitra adrenalina 0.5 mL intratraqueal y se aspira abundante mucosidad transparente. Aumento de CO2 en TOSCA. </text:p>
          </table:table-cell>
          <table:table-cell office:value-type="string" calcext:value-type="string">
            <text:p>2012-11-17 17:59:56.382+01</text:p>
          </table:table-cell>
          <table:table-cell office:value-type="string" calcext:value-type="string">
            <text:p>DAVID</text:p>
          </table:table-cell>
          <table:table-cell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ACp: sibilantes con peor de entrada bilateral. Se adminsitra adrenalina 0.5 mL intratraqueal y se aspiran mucosidad transparente. </text:p>
          </table:table-cell>
          <table:table-cell office:value-type="string" calcext:value-type="string">
            <text:p>1970-01-01 01:00:00+01</text:p>
          </table:table-cell>
          <table:table-cell office:value-type="string" calcext:value-type="string">
            <text:p>DAVID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ma grave con VNI alterna con aerosolterapia</text:p>
          </table:table-cell>
          <table:table-cell office:value-type="string" calcext:value-type="string">
            <text:p>2012-11-21 07:59:54.124+01</text:p>
          </table:table-cell>
          <table:table-cell office:value-type="string" calcext:value-type="string">
            <text:p>Daniela 644233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ma grave con VNI alterna con aerosolterapia</text:p>
          </table:table-cell>
          <table:table-cell office:value-type="string" calcext:value-type="string">
            <text:p>2012-11-21 07:59:54.124+01</text:p>
          </table:table-cell>
          <table:table-cell office:value-type="string" calcext:value-type="string">
            <text:p>Daniela 644233</text:p>
          </table:table-cell>
          <table:table-cell table:number-columns-repeated="1019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aumento considerable del Co2 acompañado de un descenso de la Fr. A saturación se mantiene estable. El Co2 se mantiene elevado por encima de lo habitual durante toda la noche.</text:p>
          </table:table-cell>
          <table:table-cell office:value-type="string" calcext:value-type="string">
            <text:p>2012-11-21 22:05:11.906+01</text:p>
          </table:table-cell>
          <table:table-cell office:value-type="string" calcext:value-type="string">
            <text:p>arnau gorris serrano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MENTO CONSIDERABLE DEL CO2</text:p>
          </table:table-cell>
          <table:table-cell office:value-type="string" calcext:value-type="string">
            <text:p>2012-12-13 03:41:35.434+01</text:p>
          </table:table-cell>
          <table:table-cell office:value-type="string" calcext:value-type="string">
            <text:p>ARNAU GORRIS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MENTO CONSIDERABLE DEL CO2</text:p>
          </table:table-cell>
          <table:table-cell office:value-type="string" calcext:value-type="string">
            <text:p>2012-12-13 03:41:35.434+01</text:p>
          </table:table-cell>
          <table:table-cell office:value-type="string" calcext:value-type="string">
            <text:p>ARNAU GORRIS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2-12-30 01:59:46.414+01</text:p>
          </table:table-cell>
          <table:table-cell office:value-type="string" calcext:value-type="string">
            <text:p>Gonzalo 592767 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SV reentradas constantes</text:p>
          </table:table-cell>
          <table:table-cell office:value-type="string" calcext:value-type="string">
            <text:p>2013-05-31 16:59:42.174+02</text:p>
          </table:table-cell>
          <table:table-cell table:style-name="ce5" office:value-type="float" office:value="707123" calcext:value-type="float">
            <text:p>707123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ck séptico refractario primera hora asistencia</text:p>
          </table:table-cell>
          <table:table-cell office:value-type="string" calcext:value-type="string">
            <text:p>2013-06-09 22:15:32.805+02</text:p>
          </table:table-cell>
          <table:table-cell office:value-type="string" calcext:value-type="string">
            <text:p>ania 707502</text:p>
          </table:table-cell>
          <table:table-cell table:number-columns-repeated="1019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pisodio de apnea con bradicardia y desaturación en paciente con irc secundaria a atrofia medular espinal tipo I.soporte respiratorio con OAF.</text:p>
          </table:table-cell>
          <table:table-cell office:value-type="string" calcext:value-type="string">
            <text:p>2013-08-18 09:59:57.46+02</text:p>
          </table:table-cell>
          <table:table-cell office:value-type="string" calcext:value-type="string">
            <text:p>Iker Serra 709722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3-10-05 14:59:34.167+02</text:p>
          </table:table-cell>
          <table:table-cell office:value-type="string" calcext:value-type="string">
            <text:p>ITZIAR 1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3-10-05 14:59:34.167+02</text:p>
          </table:table-cell>
          <table:table-cell office:value-type="string" calcext:value-type="string">
            <text:p>ITZIAR 1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POONAMIENTO CARDIACO</text:p>
          </table:table-cell>
          <table:table-cell office:value-type="string" calcext:value-type="string">
            <text:p>2013-10-05 14:59:34.167+02</text:p>
          </table:table-cell>
          <table:table-cell office:value-type="string" calcext:value-type="string">
            <text:p>ITZIAR 1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DRA HTP GRAVE</text:p>
          </table:table-cell>
          <table:table-cell office:value-type="string" calcext:value-type="string">
            <text:p>2013-10-08 07:59:14.04+02</text:p>
          </table:table-cell>
          <table:table-cell office:value-type="string" calcext:value-type="string">
            <text:p>iTZIAR 2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DRA E HTP GRAVE</text:p>
          </table:table-cell>
          <table:table-cell office:value-type="string" calcext:value-type="string">
            <text:p>2013-10-08 07:59:14.04+02</text:p>
          </table:table-cell>
          <table:table-cell office:value-type="string" calcext:value-type="string">
            <text:p>iTZIAR 2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DRA E HTP GRAVE</text:p>
          </table:table-cell>
          <table:table-cell office:value-type="string" calcext:value-type="string">
            <text:p>2013-10-08 07:59:14.04+02</text:p>
          </table:table-cell>
          <table:table-cell office:value-type="string" calcext:value-type="string">
            <text:p>iTZIAR 2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toacidosis corregida</text:p>
          </table:table-cell>
          <table:table-cell office:value-type="string" calcext:value-type="string">
            <text:p>2013-10-14 07:59:34.489+02</text:p>
          </table:table-cell>
          <table:table-cell office:value-type="string" calcext:value-type="string">
            <text:p>prueba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3-10-15 23:45:50.105+02</text:p>
          </table:table-cell>
          <table:table-cell office:value-type="string" calcext:value-type="string">
            <text:p>carla garcia. desaturación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nquiolitis cambios resist/complianxza tras aspiración</text:p>
          </table:table-cell>
          <table:table-cell office:value-type="string" calcext:value-type="string">
            <text:p>2014-01-20 13:59:56.702+01</text:p>
          </table:table-cell>
          <table:table-cell office:value-type="string" calcext:value-type="string">
            <text:p>Vega Romero 716517</text:p>
          </table:table-cell>
          <table:table-cell table:number-columns-repeated="1019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Crisis de bradicardia acompañadas de desaturación cuando es prolongada con pérdida de Ps simusales en las bradicardias (posible efecto adverso del haloperidol?)</text:p>
          </table:table-cell>
          <table:table-cell office:value-type="string" calcext:value-type="string">
            <text:p>2014-02-06 07:59:55.848+01</text:p>
          </table:table-cell>
          <table:table-cell office:value-type="string" calcext:value-type="string">
            <text:p>Samuel cañadas 717305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nconeumonía grave ventilada. escoliosis grave. agua en tubuladura</text:p>
          </table:table-cell>
          <table:table-cell office:value-type="string" calcext:value-type="string">
            <text:p>2014-02-17 08:59:57.817+01</text:p>
          </table:table-cell>
          <table:table-cell office:value-type="string" calcext:value-type="string">
            <text:p>Alba 626960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nconeumonía grave ventilada. escoliosis grave. agua en tubuladura</text:p>
          </table:table-cell>
          <table:table-cell office:value-type="string" calcext:value-type="string">
            <text:p>2014-02-17 08:59:57.817+01</text:p>
          </table:table-cell>
          <table:table-cell office:value-type="string" calcext:value-type="string">
            <text:p>Alba 626960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ocardiopatía dilatada en ME, racha de taquicardia ventricular espontanea durante maniobrade reclutamiento</text:p>
          </table:table-cell>
          <table:table-cell office:value-type="string" calcext:value-type="string">
            <text:p>2014-04-04 16:38:11.687+02</text:p>
          </table:table-cell>
          <table:table-cell office:value-type="string" calcext:value-type="string">
            <text:p>Mar Hernandez 720282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vacion pic con aerosol en pac con HIC</text:p>
          </table:table-cell>
          <table:table-cell office:value-type="string" calcext:value-type="string">
            <text:p>2014-07-09 10:59:58.666+02</text:p>
          </table:table-cell>
          <table:table-cell office:value-type="string" calcext:value-type="string">
            <text:p>ricardo 4395423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mbio de todas las drogas (dopa, adrena y nor)</text:p>
          </table:table-cell>
          <table:table-cell office:value-type="string" calcext:value-type="string">
            <text:p>2014-08-23 22:42:03.785+02</text:p>
          </table:table-cell>
          <table:table-cell office:value-type="string" calcext:value-type="string">
            <text:p>ignacio plaza</text:p>
          </table:table-cell>
          <table:table-cell table:number-columns-repeated="1019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hock séptico fulminante secundario a enterocolitis neutropénica por Citrobacter freundii. 3 volemias en hemoderivados en el periodo guardado</text:p>
          </table:table-cell>
          <table:table-cell office:value-type="string" calcext:value-type="string">
            <text:p>2014-08-21 12:37:02.673+02</text:p>
          </table:table-cell>
          <table:table-cell office:value-type="string" calcext:value-type="string">
            <text:p>Ignacio Plaza</text:p>
          </table:table-cell>
          <table:table-cell table:number-columns-repeated="1019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etalle del anterior período en que empieza deterioro respiratorio hipoxémico. a las 16: 20 se inicia OAF hasta FiO2 0,6. Previamente O2 &lt; 0,3-0,4 y sat de 100</text:p>
          </table:table-cell>
          <table:table-cell office:value-type="string" calcext:value-type="string">
            <text:p>2014-08-21 15:35:50.807+02</text:p>
          </table:table-cell>
          <table:table-cell office:value-type="string" calcext:value-type="string">
            <text:p>Ignacio Plaza 725078 / SIP 7906758</text:p>
          </table:table-cell>
          <table:table-cell table:number-columns-repeated="10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sferina crítica con HTP y SDRA. Mejora hemodinámica al hiperventilar con Vt 12 ml/kg</text:p>
          </table:table-cell>
          <table:table-cell office:value-type="string" calcext:value-type="string">
            <text:p>2014-09-15 09:55:02.939+02</text:p>
          </table:table-cell>
          <table:table-cell office:value-type="string" calcext:value-type="string">
            <text:p>Tosferina crítica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vación del Co2 hasta 61 durante 40 min</text:p>
          </table:table-cell>
          <table:table-cell office:value-type="string" calcext:value-type="string">
            <text:p>2014-10-29 22:59:27.571+01</text:p>
          </table:table-cell>
          <table:table-cell office:value-type="string" calcext:value-type="string">
            <text:p>Alba Bernalte Santiago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mento de cifras de Co2 y desaturación durante 40 minutos, provocada por llevar puestos dos filtros.</text:p>
          </table:table-cell>
          <table:table-cell office:value-type="string" calcext:value-type="string">
            <text:p>2014-10-29 22:59:27.571+01</text:p>
          </table:table-cell>
          <table:table-cell office:value-type="string" calcext:value-type="string">
            <text:p>Alba Bernalte SAntiago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`pisodio de desaturación grave por desconexión termómetro tubuladura</text:p>
          </table:table-cell>
          <table:table-cell office:value-type="string" calcext:value-type="string">
            <text:p>2015-02-13 08:57:41.243+01</text:p>
          </table:table-cell>
          <table:table-cell office:value-type="string" calcext:value-type="string">
            <text:p>marc 726580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icardia y desaturación en lact. pequeño prematuro con pausas por bronquiolitis VRS +</text:p>
          </table:table-cell>
          <table:table-cell office:value-type="string" calcext:value-type="string">
            <text:p>2015-02-17 04:38:02.384+01</text:p>
          </table:table-cell>
          <table:table-cell office:value-type="string" calcext:value-type="string">
            <text:p>aisa 732716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TEC tras toma de tetraciclinas. Monitorización PIC durante PL para drenado de líquido</text:p>
          </table:table-cell>
          <table:table-cell office:value-type="string" calcext:value-type="string">
            <text:p>2015-07-14 12:55:03.055+02</text:p>
          </table:table-cell>
          <table:table-cell office:value-type="string" calcext:value-type="string">
            <text:p>María Amparo 739443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nquiolitis ventilada que empeora al empezar a respirara. Mejora con bolo de esmeron</text:p>
          </table:table-cell>
          <table:table-cell office:value-type="string" calcext:value-type="string">
            <text:p>2015-11-18 10:49:44.618+01</text:p>
          </table:table-cell>
          <table:table-cell table:style-name="ce5" office:value-type="float" office:value="744490" calcext:value-type="float">
            <text:p>744490</text:p>
          </table:table-cell>
          <table:table-cell table:number-columns-repeated="1019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Condensación en la tubuladura que produce autociclado. Se resuelve con desconexión y evacuación del agua en la misma (se resuelve retirando alargadera no calefactada del sistema de doble rama de Fisher and Paikel)</text:p>
          </table:table-cell>
          <table:table-cell office:value-type="string" calcext:value-type="string">
            <text:p>2015-12-22 10:03:22.649+01</text:p>
          </table:table-cell>
          <table:table-cell office:value-type="string" calcext:value-type="string">
            <text:p>Bronquiolitis ventilada evento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4-09-17 14:40:28.351+02</text:p>
          </table:table-cell>
          <table:table-cell office:value-type="string" calcext:value-type="string">
            <text:p>Tos ferina maligna paso a VAFO</text:p>
          </table:table-cell>
          <table:table-cell table:number-columns-repeated="1019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Paciente en fallo respiratorio y hemodinamico refractario por HTP grave, que tras paso a VAFO y mejora de la ventilacion, normaliza su situacion hemodinamica</text:p>
            <text:p>Fecha inicio del episodio: 17/09/2014 14:34</text:p>
            <text:p>Duracion: 71 minutos</text:p>
          </table:table-cell>
          <table:table-cell office:value-type="string" calcext:value-type="string">
            <text:p>2014-09-17 14:34:02.626+02</text:p>
          </table:table-cell>
          <table:table-cell office:value-type="string" calcext:value-type="string">
            <text:p>Tosferina maligna paso a VAFO</text:p>
          </table:table-cell>
          <table:table-cell table:number-columns-repeated="1019"/>
        </table:table-row>
        <table:table-row table:style-name="ro6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greso por reagudización IRC secundaria a infección por metapneumovirus</text:p>
            <text:p>Fecha inicio del episodio: 18/02/2016 01:37</text:p>
            <text:p>Duracion: 16 minutos</text:p>
          </table:table-cell>
          <table:table-cell office:value-type="string" calcext:value-type="string">
            <text:p>2016-02-18 01:37:59.714+01</text:p>
          </table:table-cell>
          <table:table-cell table:style-name="ce4" office:value-type="string" calcext:value-type="string">
            <text:p>Desaturaciones Carla García Seoane 18/2/16</text:p>
          </table:table-cell>
          <table:table-cell table:number-columns-repeated="1019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cha inicio del episodio: 17/09/2014 14:33</text:p>
            <text:p>Duracion: 71 minutos</text:p>
          </table:table-cell>
          <table:table-cell office:value-type="string" calcext:value-type="string">
            <text:p>2014-09-17 14:33:57.256+02</text:p>
          </table:table-cell>
          <table:table-cell office:value-type="string" calcext:value-type="string">
            <text:p>vafo new marc</text:p>
          </table:table-cell>
          <table:table-cell table:number-columns-repeated="1019"/>
        </table:table-row>
        <table:table-row table:style-name="ro6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compensación hemodinámica tras aspiración</text:p>
            <text:p>Fecha inicio del episodio: 20/02/2016 10:19</text:p>
            <text:p>Duracion: 28 minutos</text:p>
          </table:table-cell>
          <table:table-cell office:value-type="string" calcext:value-type="string">
            <text:p>2016-02-20 10:19:14.744+01</text:p>
          </table:table-cell>
          <table:table-cell office:value-type="string" calcext:value-type="string">
            <text:p>Bronquiolitis grave + HI</text:p>
          </table:table-cell>
          <table:table-cell table:number-columns-repeated="1019"/>
        </table:table-row>
        <table:table-row table:style-name="ro6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rioro respiratorio hasta aspiración de secreciones</text:p>
            <text:p>Fecha inicio del episodio: 23/02/2016 04:07</text:p>
            <text:p>Duracion: 42 minutos</text:p>
          </table:table-cell>
          <table:table-cell office:value-type="string" calcext:value-type="string">
            <text:p>2016-02-23 04:07:10.054+01</text:p>
          </table:table-cell>
          <table:table-cell office:value-type="string" calcext:value-type="string">
            <text:p>Bronquiolitis grave ventilada</text:p>
          </table:table-cell>
          <table:table-cell table:number-columns-repeated="1019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cha inicio del episodio: 26/02/2016 04:19</text:p>
            <text:p>Duracion: 10 minutos</text:p>
          </table:table-cell>
          <table:table-cell office:value-type="string" calcext:value-type="string">
            <text:p>2016-02-26 04:19:09.514+01</text:p>
          </table:table-cell>
          <table:table-cell office:value-type="string" calcext:value-type="string">
            <text:p>Crisis dre HTP en bronquiolitis</text:p>
          </table:table-cell>
          <table:table-cell table:number-columns-repeated="1019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cha inicio del episodio: 01/03/2016 03:29</text:p>
            <text:p>Duracion: 17 minutos</text:p>
          </table:table-cell>
          <table:table-cell office:value-type="string" calcext:value-type="string">
            <text:p>2016-03-01 03:29:21.265+01</text:p>
          </table:table-cell>
          <table:table-cell office:value-type="string" calcext:value-type="string">
            <text:p>DESATURACION</text:p>
          </table:table-cell>
          <table:table-cell table:number-columns-repeated="1019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cha inicio del episodio: 03/03/2016 04:30</text:p>
            <text:p>Duracion: 203 minutos</text:p>
          </table:table-cell>
          <table:table-cell office:value-type="string" calcext:value-type="string">
            <text:p>2016-03-03 04:30:06.969+01</text:p>
          </table:table-cell>
          <table:table-cell office:value-type="string" calcext:value-type="string">
            <text:p>AGS, SATURACION BAJA</text:p>
          </table:table-cell>
          <table:table-cell table:number-columns-repeated="1019"/>
        </table:table-row>
        <table:table-row table:style-name="ro6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gudización que precisa ingreso.</text:p>
            <text:p>Fecha inicio del episodio: 21/03/2016 23:59</text:p>
            <text:p>Duracion: 60 minutos</text:p>
          </table:table-cell>
          <table:table-cell office:value-type="string" calcext:value-type="string">
            <text:p>2016-03-21 23:59:55.866+01</text:p>
          </table:table-cell>
          <table:table-cell office:value-type="string" calcext:value-type="string">
            <text:p>2016.03.22 CGS</text:p>
          </table:table-cell>
          <table:table-cell table:number-columns-repeated="1019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cha inicio del episodio: 07/04/2016 00:22</text:p>
            <text:p>Duracion: 12 minutos</text:p>
          </table:table-cell>
          <table:table-cell office:value-type="string" calcext:value-type="string">
            <text:p>2016-04-07 00:22:19.65+02</text:p>
          </table:table-cell>
          <table:table-cell office:value-type="string" calcext:value-type="string">
            <text:p>RRR Apnea.</text:p>
          </table:table-cell>
          <table:table-cell table:number-columns-repeated="1019"/>
        </table:table-row>
        <table:table-row table:style-name="ro6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SODIO DE IRA EN PACIENTE VENTILADO, LLEGA A REQUERIR CAMBIOTET</text:p>
            <text:p>Fecha inicio del episodio: 13/04/2016 20:17</text:p>
            <text:p>Duracion: 152 minutos</text:p>
          </table:table-cell>
          <table:table-cell office:value-type="string" calcext:value-type="string">
            <text:p>2016-04-13 20:17:13.151+02</text:p>
          </table:table-cell>
          <table:table-cell office:value-type="string" calcext:value-type="string">
            <text:p>CAYETANO</text:p>
          </table:table-cell>
          <table:table-cell table:number-columns-repeated="1019"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pisodio de IRhipercapnica con aumento de trabajo intenso en aparente relación a obstrucción alta. precisa paso de NIV a VMI</text:p>
            <text:p>Fecha inicio del episodio: 25/05/2016 04:25</text:p>
            <text:p>Duracion: 34 minutos</text:p>
          </table:table-cell>
          <table:table-cell office:value-type="string" calcext:value-type="string">
            <text:p>2016-05-25 04:25:05.68+02</text:p>
          </table:table-cell>
          <table:table-cell office:value-type="string" calcext:value-type="string">
            <text:p>iNTUB CAYETANO</text:p>
          </table:table-cell>
          <table:table-cell table:number-columns-repeated="1019"/>
        </table:table-row>
        <table:table-row table:style-name="ro6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sodio de desaturación en paciente con SDRA en mejoria y VM</text:p>
            <text:p>Fecha inicio del episodio: 14/10/2016 03:49</text:p>
            <text:p>Duracion: 10 minutos</text:p>
          </table:table-cell>
          <table:table-cell office:value-type="string" calcext:value-type="string">
            <text:p>2016-10-14 03:49:36.099+02</text:p>
          </table:table-cell>
          <table:table-cell office:value-type="string" calcext:value-type="string">
            <text:p>Unai 755544</text:p>
          </table:table-cell>
          <table:table-cell table:number-columns-repeated="1019"/>
        </table:table-row>
        <table:table-row table:style-name="ro6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nquiolitis grave ventilada bradicardia con desaturación</text:p>
            <text:p>Fecha inicio del episodio: 08/01/2017 19:37</text:p>
            <text:p>Duracion: 14 minutos</text:p>
          </table:table-cell>
          <table:table-cell office:value-type="string" calcext:value-type="string">
            <text:p>2017-01-08 19:37:14.644+01</text:p>
          </table:table-cell>
          <table:table-cell office:value-type="string" calcext:value-type="string">
            <text:p>Marc Alaya 758661</text:p>
          </table:table-cell>
          <table:table-cell table:number-columns-repeated="1019"/>
        </table:table-row>
        <table:table-row table:style-name="ro6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aturación en bronquiolitis ventilada 2</text:p>
            <text:p>Fecha inicio del episodio: 10/01/2017 00:19</text:p>
            <text:p>Duracion: 8 minutos</text:p>
          </table:table-cell>
          <table:table-cell office:value-type="string" calcext:value-type="string">
            <text:p>2017-01-10 00:19:08.196+01</text:p>
          </table:table-cell>
          <table:table-cell office:value-type="string" calcext:value-type="string">
            <text:p>Marc Alaya 758661</text:p>
          </table:table-cell>
          <table:table-cell table:number-columns-repeated="1019"/>
        </table:table-row>
        <table:table-row table:style-name="ro6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potensión con cambio de jeringa fcos vasoactivos</text:p>
            <text:p>Fecha inicio del episodio: 21/02/2017 19:06</text:p>
            <text:p>Duracion: 12 minutos</text:p>
          </table:table-cell>
          <table:table-cell office:value-type="string" calcext:value-type="string">
            <text:p>2017-02-21 19:06:49.482+01</text:p>
          </table:table-cell>
          <table:table-cell office:value-type="string" calcext:value-type="string">
            <text:p>Daniel shock séptico grave</text:p>
          </table:table-cell>
          <table:table-cell table:number-columns-repeated="1019"/>
        </table:table-row>
        <table:table-row table:style-name="ro6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sodio deterioro respiratorio</text:p>
            <text:p>Fecha inicio del episodio: 04/04/2017 17:29</text:p>
            <text:p>Duracion: 29 minutos</text:p>
          </table:table-cell>
          <table:table-cell office:value-type="string" calcext:value-type="string">
            <text:p>2017-04-04 17:29:36.164+02</text:p>
          </table:table-cell>
          <table:table-cell office:value-type="string" calcext:value-type="string">
            <text:p>Alexia 754013</text:p>
          </table:table-cell>
          <table:table-cell table:number-columns-repeated="1019"/>
        </table:table-row>
        <table:table-row table:style-name="ro6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lineuropatía paciente crítico que precisa VM. Episodio de desaturación grave. se resuelve con aspiración secreciones</text:p>
            <text:p>Fecha inicio del episodio: 14/04/2017 06:31</text:p>
            <text:p>Duracion: 23 minutos</text:p>
          </table:table-cell>
          <table:table-cell office:value-type="string" calcext:value-type="string">
            <text:p>2017-04-14 06:31:22.704+02</text:p>
          </table:table-cell>
          <table:table-cell office:value-type="string" calcext:value-type="string">
            <text:p>Daniel Mayordomo 5786209</text:p>
          </table:table-cell>
          <table:table-cell table:number-columns-repeated="1019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cha inicio del episodio: 11/09/2017 09:28</text:p>
            <text:p>Duracion: 30 minutos</text:p>
          </table:table-cell>
          <table:table-cell office:value-type="string" calcext:value-type="string">
            <text:p>2017-09-11 09:28:35.107+02</text:p>
          </table:table-cell>
          <table:table-cell office:value-type="string" calcext:value-type="string">
            <text:p>desaturación Alexia</text:p>
          </table:table-cell>
          <table:table-cell table:number-columns-repeated="1019"/>
        </table:table-row>
        <table:table-row table:style-name="ro6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sodio de desaturación al ventilar con el ambú sin abrir el NO. Se recupera al abrirlo</text:p>
            <text:p>Fecha inicio del episodio: 12/11/2017 15:01</text:p>
            <text:p>Duracion: 25 minutos</text:p>
          </table:table-cell>
          <table:table-cell office:value-type="string" calcext:value-type="string">
            <text:p>2017-11-12 15:01:10.645+01</text:p>
          </table:table-cell>
          <table:table-cell office:value-type="string" calcext:value-type="string">
            <text:p>Alexia desaturación</text:p>
          </table:table-cell>
          <table:table-cell table:number-columns-repeated="1019"/>
        </table:table-row>
        <table:table-row table:style-name="ro6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aturación brusca</text:p>
            <text:p>Fecha inicio del episodio: 01/12/2017 05:59</text:p>
            <text:p>Duracion: 60 minutos</text:p>
          </table:table-cell>
          <table:table-cell office:value-type="string" calcext:value-type="string">
            <text:p>2017-12-01 05:59:59.463+01</text:p>
          </table:table-cell>
          <table:table-cell office:value-type="string" calcext:value-type="string">
            <text:p>Alexia</text:p>
          </table:table-cell>
          <table:table-cell table:number-columns-repeated="1019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cha inicio del episodio: 17/12/2017 20:04</text:p>
            <text:p>Duracion: 17 minutos</text:p>
          </table:table-cell>
          <table:table-cell office:value-type="string" calcext:value-type="string">
            <text:p>2017-12-17 20:04:47.201+01</text:p>
          </table:table-cell>
          <table:table-cell office:value-type="string" calcext:value-type="string">
            <text:p>Alexia desconexión de VM desaturación</text:p>
          </table:table-cell>
          <table:table-cell table:number-columns-repeated="1019"/>
        </table:table-row>
        <table:table-row table:style-name="ro6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e requiere aspiración y sedación con mejora posterior</text:p>
            <text:p>Fecha inicio del episodio: 25/12/2017 10:59</text:p>
            <text:p>Duracion: 60 minutos</text:p>
          </table:table-cell>
          <table:table-cell office:value-type="string" calcext:value-type="string">
            <text:p>2017-12-25 10:59:57.243+01</text:p>
          </table:table-cell>
          <table:table-cell office:value-type="string" calcext:value-type="string">
            <text:p>Alexia deterioro progresivo</text:p>
          </table:table-cell>
          <table:table-cell table:number-columns-repeated="1019"/>
        </table:table-row>
        <table:table-row table:style-name="ro6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e mejora con sedación y aspiración</text:p>
            <text:p>Fecha inicio del episodio: 25/12/2017 09:59</text:p>
            <text:p>Duracion: 60 minutos</text:p>
          </table:table-cell>
          <table:table-cell office:value-type="string" calcext:value-type="string">
            <text:p>2017-12-25 09:59:57.258+01</text:p>
          </table:table-cell>
          <table:table-cell office:value-type="string" calcext:value-type="string">
            <text:p>Alexia deterior progresivo</text:p>
          </table:table-cell>
          <table:table-cell table:number-columns-repeated="1019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cha inicio del episodio: 28/12/2017 11:59</text:p>
            <text:p>Duracion: 220 minutos</text:p>
          </table:table-cell>
          <table:table-cell office:value-type="string" calcext:value-type="string">
            <text:p>2017-12-28 11:59:50.757+01</text:p>
          </table:table-cell>
          <table:table-cell office:value-type="string" calcext:value-type="string">
            <text:p>final alexia</text:p>
          </table:table-cell>
          <table:table-cell table:number-columns-repeated="1019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cha inicio del episodio: 28/12/2017 11:59</text:p>
            <text:p>Duracion: 220 minutos</text:p>
          </table:table-cell>
          <table:table-cell office:value-type="string" calcext:value-type="string">
            <text:p>2017-12-28 11:59:50.757+01</text:p>
          </table:table-cell>
          <table:table-cell office:value-type="string" calcext:value-type="string">
            <text:p>final alexia</text:p>
          </table:table-cell>
          <table:table-cell table:number-columns-repeated="1019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cha inicio del episodio: 28/12/2017 11:59</text:p>
            <text:p>Duracion: 220 minutos</text:p>
          </table:table-cell>
          <table:table-cell office:value-type="string" calcext:value-type="string">
            <text:p>2017-12-28 11:59:50.757+01</text:p>
          </table:table-cell>
          <table:table-cell office:value-type="string" calcext:value-type="string">
            <text:p>final alexia</text:p>
          </table:table-cell>
          <table:table-cell table:number-columns-repeated="1019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cha inicio del episodio: 11/01/2018 16:59</text:p>
            <text:p>Duracion: 60 minutos</text:p>
          </table:table-cell>
          <table:table-cell office:value-type="string" calcext:value-type="string">
            <text:p>2018-01-11 16:59:59.773+01</text:p>
          </table:table-cell>
          <table:table-cell table:style-name="ce4" office:value-type="string" calcext:value-type="string">
            <text:p>iBTISAM IRA TRAS ROTURA QUISTE HIDATÍDICO</text:p>
          </table:table-cell>
          <table:table-cell table:number-columns-repeated="1019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cha inicio del episodio: 12/01/2018 03:59</text:p>
            <text:p>Duracion: 60 minutos</text:p>
          </table:table-cell>
          <table:table-cell office:value-type="string" calcext:value-type="string">
            <text:p>2018-01-12 03:59:57.909+01</text:p>
          </table:table-cell>
          <table:table-cell office:value-type="string" calcext:value-type="string">
            <text:p>Ibtisam episodio ventilación manual</text:p>
          </table:table-cell>
          <table:table-cell table:number-columns-repeated="1019"/>
        </table:table-row>
        <table:table-row table:style-name="ro6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aturacion grave</text:p>
            <text:p>Fecha inicio del episodio: 28/01/2018 09:47</text:p>
            <text:p>Duracion: 27 minutos</text:p>
          </table:table-cell>
          <table:table-cell office:value-type="string" calcext:value-type="string">
            <text:p>2018-01-28 09:47:01.427+01</text:p>
          </table:table-cell>
          <table:table-cell office:value-type="string" calcext:value-type="string">
            <text:p>ibtisan</text:p>
          </table:table-cell>
          <table:table-cell table:number-columns-repeated="1019"/>
        </table:table-row>
        <table:table-row table:style-name="ro6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ebre de hasta 38ºC que cursa con aumento de la FC.</text:p>
            <text:p>Fecha inicio del episodio: 16/08/2018 01:59</text:p>
            <text:p>Duracion: 60 minutos</text:p>
          </table:table-cell>
          <table:table-cell office:value-type="string" calcext:value-type="string">
            <text:p>2018-08-16 01:59:56.541+02</text:p>
          </table:table-cell>
          <table:table-cell office:value-type="string" calcext:value-type="string">
            <text:p>FC elevada</text:p>
          </table:table-cell>
          <table:table-cell table:number-columns-repeated="1019"/>
        </table:table-row>
        <table:table-row table:style-name="ro6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sodio de desaturación grave que requiere ventilación manual y aspiración secreciones. Atendido por su madre.</text:p>
            <text:p>Fecha inicio del episodio: 27/10/2018 19:15</text:p>
            <text:p>Duracion: 39 minutos</text:p>
          </table:table-cell>
          <table:table-cell office:value-type="string" calcext:value-type="string">
            <text:p>2018-10-27 19:15:05.484+02</text:p>
          </table:table-cell>
          <table:table-cell office:value-type="string" calcext:value-type="string">
            <text:p>Iker</text:p>
          </table:table-cell>
          <table:table-cell table:number-columns-repeated="1019"/>
        </table:table-row>
        <table:table-row table:style-name="ro6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nquiolitis grave ventilada episodio de desaturación en ventilación manual</text:p>
            <text:p>Fecha inicio del episodio: 07/12/2018 05:59</text:p>
            <text:p>Duracion: 60 minutos</text:p>
          </table:table-cell>
          <table:table-cell office:value-type="string" calcext:value-type="string">
            <text:p>2018-12-07 05:59:58.946+01</text:p>
          </table:table-cell>
          <table:table-cell office:value-type="string" calcext:value-type="string">
            <text:p>12457064 Carlos</text:p>
          </table:table-cell>
          <table:table-cell table:number-columns-repeated="1019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cha inicio del episodio: 06/12/2018 15:32</text:p>
            <text:p>Duracion: 76 minutos</text:p>
          </table:table-cell>
          <table:table-cell office:value-type="string" calcext:value-type="string">
            <text:p>2018-12-06 15:32:49.324+01</text:p>
          </table:table-cell>
          <table:table-cell table:style-name="ce4" office:value-type="string" calcext:value-type="string">
            <text:p>12457064 Carlos bronquiolitis grave episodio duradero IRA descompensada</text:p>
          </table:table-cell>
          <table:table-cell table:number-columns-repeated="1019"/>
        </table:table-row>
        <table:table-row table:style-name="ro6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 relación a la administración de un nebulizao desalino hipertónico, tiene un empeoramiento brusco.</text:p>
            <text:p>Fecha inicio del episodio: 13/12/2018 21:59</text:p>
            <text:p>Duracion: 60 minutos</text:p>
          </table:table-cell>
          <table:table-cell office:value-type="string" calcext:value-type="string">
            <text:p>2018-12-13 21:59:58.042+01</text:p>
          </table:table-cell>
          <table:table-cell office:value-type="string" calcext:value-type="string">
            <text:p>Empeoramiento</text:p>
          </table:table-cell>
          <table:table-cell table:number-columns-repeated="1019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 style:data-style-name="N2" text:time-value="10:42:29.46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1-04T10:49:24.134000000</dc:date>
    <meta:editing-duration>PT6M54S</meta:editing-duration>
    <meta:editing-cycles>4</meta:editing-cycles>
    <meta:document-statistic meta:table-count="1" meta:cell-count="415" meta:object-count="0"/>
  </office:meta>
</office:document-meta>
</file>